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46d5" officeooo:paragraph-rsid="001246d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charge pour le site d’immobili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3T10:18:47.880000000</dc:date>
    <meta:editing-duration>PT1M27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" meta:word-count="7" meta:character-count="42" meta:non-whitespace-character-count="36"/>
  </office:meta>
</office:document-meta>
</file>